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monospace" svg:font-family="monospace"/>
  </office:font-face-decls>
  <office:automatic-styles>
    <style:style style:name="co1" style:family="table-column">
      <style:table-column-properties fo:break-before="auto" style:column-width="5.4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6.80000019073486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394in" svg:height="3.5354in" svg:x="10.4854in" svg:y="2.7063in">
            <draw:object draw:notify-on-update-of-ranges="Sheet1.A2:Sheet1.A11 Sheet1.C1:Sheet1.C1 Sheet1.C2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0303in" svg:height="3.535in" svg:x="0.0106in" svg:y="2.6858in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0.1197in" svg:height="3.5378in" svg:x="0in" svg:y="6.2862in">
            <draw:object draw:notify-on-update-of-ranges="Sheet1.A2:Sheet1.A11 Sheet1.D1:Sheet1.D1 Sheet1.D2:Sheet1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4717in" svg:height="3.5382in" svg:x="10.6287in" svg:y="6.3181in">
            <draw:object draw:notify-on-update-of-ranges="Sheet1.A2:Sheet1.A11 Sheet1.E1:Sheet1.E1 Sheet1.E2:Sheet1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Model Size</text:p>
            <text:p>in MB</text:p>
          </table:table-cell>
          <table:table-cell table:style-name="ce1" office:value-type="string" calcext:value-type="string">
            <text:p>Avg. Exec. Time in ms</text:p>
          </table:table-cell>
          <table:table-cell table:style-name="ce1" office:value-type="string" calcext:value-type="string">
            <text:p>Total accuracy %</text:p>
          </table:table-cell>
          <table:table-cell table:style-name="ce3" office:value-type="string" calcext:value-type="string">
            <text:p>Training time</text:p>
            <text:p>in seconds</text:p>
          </table:table-cell>
        </table:table-row>
        <table:table-row table:style-name="ro2">
          <table:table-cell office:value-type="string" calcext:value-type="string">
            <text:p>V1 – SVM main with no PCA</text:p>
          </table:table-cell>
          <table:table-cell office:value-type="float" office:value="0.369" calcext:value-type="float">
            <text:p>0.369</text:p>
          </table:table-cell>
          <table:table-cell office:value-type="float" office:value="0.3" calcext:value-type="float">
            <text:p>0.3</text:p>
          </table:table-cell>
          <table:table-cell office:value-type="float" office:value="97.53" calcext:value-type="float">
            <text:p>97.53</text:p>
          </table:table-cell>
          <table:table-cell office:value-type="float" office:value="427.618" calcext:value-type="float">
            <text:p>427.618</text:p>
          </table:table-cell>
        </table:table-row>
        <table:table-row table:style-name="ro2">
          <table:table-cell office:value-type="string" calcext:value-type="string">
            <text:p>V2 – SVM main</text:p>
          </table:table-cell>
          <table:table-cell office:value-type="float" office:value="0.43" calcext:value-type="float">
            <text:p>0.43</text:p>
          </table:table-cell>
          <table:table-cell office:value-type="float" office:value="0.516" calcext:value-type="float">
            <text:p>0.516</text:p>
          </table:table-cell>
          <table:table-cell office:value-type="float" office:value="81.73" calcext:value-type="float">
            <text:p>81.73</text:p>
          </table:table-cell>
          <table:table-cell office:value-type="float" office:value="86.64" calcext:value-type="float">
            <text:p>86.64</text:p>
          </table:table-cell>
        </table:table-row>
        <table:table-row table:style-name="ro2">
          <table:table-cell office:value-type="string" calcext:value-type="string">
            <text:p>V3 – SVM main with no PCA and no GridSearch</text:p>
          </table:table-cell>
          <table:table-cell office:value-type="float" office:value="2.129" calcext:value-type="float">
            <text:p>2.129</text:p>
          </table:table-cell>
          <table:table-cell office:value-type="float" office:value="0.533" calcext:value-type="float">
            <text:p>0.533</text:p>
          </table:table-cell>
          <table:table-cell office:value-type="float" office:value="96.54" calcext:value-type="float">
            <text:p>96.54</text:p>
          </table:table-cell>
          <table:table-cell office:value-type="float" office:value="20.943" calcext:value-type="float">
            <text:p>20.943</text:p>
          </table:table-cell>
        </table:table-row>
        <table:table-row table:style-name="ro2">
          <table:table-cell office:value-type="string" calcext:value-type="string">
            <text:p>V4 – SVM, rbf kernel, C=5</text:p>
          </table:table-cell>
          <table:table-cell office:value-type="float" office:value="1.143" calcext:value-type="float">
            <text:p>1.143</text:p>
          </table:table-cell>
          <table:table-cell office:value-type="float" office:value="0.433" calcext:value-type="float">
            <text:p>0.433</text:p>
          </table:table-cell>
          <table:table-cell office:value-type="float" office:value="94.07" calcext:value-type="float">
            <text:p>94.07</text:p>
          </table:table-cell>
          <table:table-cell office:value-type="float" office:value="14.397" calcext:value-type="float">
            <text:p>14.397</text:p>
          </table:table-cell>
        </table:table-row>
        <table:table-row table:style-name="ro2">
          <table:table-cell office:value-type="string" calcext:value-type="string">
            <text:p>V5 – SVM, linear kernel, C=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8" calcext:value-type="float">
            <text:p>0.348</text:p>
          </table:table-cell>
          <table:table-cell office:value-type="float" office:value="97.53" calcext:value-type="float">
            <text:p>97.53</text:p>
          </table:table-cell>
          <table:table-cell office:value-type="float" office:value="7.01" calcext:value-type="float">
            <text:p>7.01</text:p>
          </table:table-cell>
        </table:table-row>
        <table:table-row table:style-name="ro2">
          <table:table-cell office:value-type="string" calcext:value-type="string">
            <text:p>V6 – KNN, k=5</text:p>
          </table:table-cell>
          <table:table-cell office:value-type="float" office:value="12.641" calcext:value-type="float">
            <text:p>12.641</text:p>
          </table:table-cell>
          <table:table-cell office:value-type="float" office:value="3.387" calcext:value-type="float">
            <text:p>3.387</text:p>
          </table:table-cell>
          <table:table-cell office:value-type="float" office:value="98.77" calcext:value-type="float">
            <text:p>98.77</text:p>
          </table:table-cell>
          <table:table-cell office:value-type="float" office:value="2.62" calcext:value-type="float">
            <text:p>2.62</text:p>
          </table:table-cell>
        </table:table-row>
        <table:table-row table:style-name="ro2">
          <table:table-cell office:value-type="string" calcext:value-type="string">
            <text:p>V7 – KNN, k=30</text:p>
          </table:table-cell>
          <table:table-cell office:value-type="float" office:value="12.641" calcext:value-type="float">
            <text:p>12.641</text:p>
          </table:table-cell>
          <table:table-cell office:value-type="float" office:value="3.98" calcext:value-type="float">
            <text:p>3.98</text:p>
          </table:table-cell>
          <table:table-cell office:value-type="float" office:value="95.06" calcext:value-type="float">
            <text:p>95.06</text:p>
          </table:table-cell>
          <table:table-cell office:value-type="float" office:value="2.915" calcext:value-type="float">
            <text:p>2.915</text:p>
          </table:table-cell>
        </table:table-row>
        <table:table-row table:style-name="ro2">
          <table:table-cell office:value-type="string" calcext:value-type="string">
            <text:p>V8 – Decision Tree, default</text:p>
          </table:table-cell>
          <table:table-cell office:value-type="float" office:value="0.048" calcext:value-type="float">
            <text:p>0.048</text:p>
          </table:table-cell>
          <table:table-cell office:value-type="float" office:value="0.303" calcext:value-type="float">
            <text:p>0.303</text:p>
          </table:table-cell>
          <table:table-cell office:value-type="float" office:value="91.1" calcext:value-type="float">
            <text:p>91.1</text:p>
          </table:table-cell>
          <table:table-cell office:value-type="float" office:value="7.122" calcext:value-type="float">
            <text:p>7.122</text:p>
          </table:table-cell>
        </table:table-row>
        <table:table-row table:style-name="ro2">
          <table:table-cell office:value-type="string" calcext:value-type="string">
            <text:p>V9 – Decision Tree, tweaked</text:p>
          </table:table-cell>
          <table:table-cell office:value-type="float" office:value="0.031" calcext:value-type="float">
            <text:p>0.031</text:p>
          </table:table-cell>
          <table:table-cell office:value-type="float" office:value="0.306" calcext:value-type="float">
            <text:p>0.306</text:p>
          </table:table-cell>
          <table:table-cell office:value-type="float" office:value="84.15" calcext:value-type="float">
            <text:p>84.15</text:p>
          </table:table-cell>
          <table:table-cell office:value-type="float" office:value="5.856" calcext:value-type="float">
            <text:p>5.856</text:p>
          </table:table-cell>
        </table:table-row>
        <table:table-row table:style-name="ro2">
          <table:table-cell office:value-type="string" calcext:value-type="string">
            <text:p>V10 – Random Forest</text:p>
          </table:table-cell>
          <table:table-cell office:value-type="float" office:value="7.028" calcext:value-type="float">
            <text:p>7.028</text:p>
          </table:table-cell>
          <table:table-cell office:value-type="float" office:value="6.21" calcext:value-type="float">
            <text:p>6.21</text:p>
          </table:table-cell>
          <table:table-cell office:value-type="float" office:value="97.78" calcext:value-type="float">
            <text:p>97.78</text:p>
          </table:table-cell>
          <table:table-cell office:value-type="float" office:value="29.116" calcext:value-type="float">
            <text:p>29.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monospace" svg:font-family="monospac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1:33:54.538768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03:07:01.615125076</meta:creation-date>
    <dc:date>2026-01-06T11:35:19.407222766</dc:date>
    <meta:editing-duration>PT23M54S</meta:editing-duration>
    <meta:editing-cycles>4</meta:editing-cycles>
    <meta:generator>LibreOffice/25.8.4.2$Linux_X86_64 LibreOffice_project/580$Build-2</meta:generator>
    <meta:document-statistic meta:table-count="1" meta:cell-count="5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78cm" svg:height="8.98cm" xlink:href=".." xlink:type="simple" chart:class="chart:bar" chart:style-name="ch1">
        <chart:legend chart:legend-position="end" svg:x="22.986cm" svg:y="3.913cm" style:legend-expansion="high" chart:style-name="ch2"/>
        <chart:plot-area chart:style-name="ch3" svg:x="0.509cm" svg:y="0.179cm" svg:width="21.968cm" svg:height="8.622cm">
          <chart:coordinate-region svg:x="8.251cm" svg:y="0.179cm" svg:width="13.929cm" svg:height="7.896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Size
in MB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– SVM main with no PCA</text:p>
                <draw:g>
                  <svg:desc>Sheet1.A2:Sheet1.A11</svg:desc>
                </draw:g>
              </table:table-cell>
              <table:table-cell office:value-type="float" office:value="0.369">
                <text:p>0.36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V2 – SVM main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V3 – SVM main with no PCA and no GridSearch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>V4 – SVM, rbf kernel, C=5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V5 – SVM, linear kernel, C=5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V6 – KNN, k=5</text:p>
              </table:table-cell>
              <table:table-cell office:value-type="float" office:value="12.641">
                <text:p>12.641</text:p>
              </table:table-cell>
            </table:table-row>
            <table:table-row>
              <table:table-cell office:value-type="string">
                <text:p>V7 – KNN, k=30</text:p>
              </table:table-cell>
              <table:table-cell office:value-type="float" office:value="12.641">
                <text:p>12.641</text:p>
              </table:table-cell>
            </table:table-row>
            <table:table-row>
              <table:table-cell office:value-type="string">
                <text:p>V8 – Decision Tree, default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V9 – Decision Tree, tweaked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V10 – Random Forest</text:p>
              </table:table-cell>
              <table:table-cell office:value-type="float" office:value="7.028">
                <text:p>7.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05cm" svg:height="8.981cm" xlink:href=".." xlink:type="simple" chart:class="chart:bar" chart:style-name="ch1">
        <chart:legend chart:legend-position="end" svg:x="27.886cm" svg:y="4.151cm" style:legend-expansion="high" chart:style-name="ch2"/>
        <chart:plot-area chart:style-name="ch3" svg:x="0.642cm" svg:y="0.179cm" svg:width="26.602cm" svg:height="8.623cm">
          <chart:coordinate-region svg:x="8.384cm" svg:y="0.179cm" svg:width="18.662cm" svg:height="7.897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Exec. Time in m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– SVM main with no PCA</text:p>
                <draw:g>
                  <svg:desc>Sheet1.A2:Sheet1.A11</svg:desc>
                </draw:g>
              </table:table-cell>
              <table:table-cell office:value-type="float" office:value="0.3">
                <text:p>0.3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V2 – SVM main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V3 – SVM main with no PCA and no GridSearch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V4 – SVM, rbf kernel, C=5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V5 – SVM, linear kernel, C=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V6 – KNN, k=5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V7 – KNN, k=3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V8 – Decision Tree, default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V9 – Decision Tree, tweaked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V10 – Random Forest</text:p>
              </table:table-cell>
              <table:table-cell office:value-type="float" office:value="6.21">
                <text:p>6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05cm" svg:height="8.987cm" xlink:href=".." xlink:type="simple" chart:class="chart:bar" chart:style-name="ch1">
        <chart:legend chart:legend-position="end" svg:x="22.269cm" svg:y="4.154cm" style:legend-expansion="high" chart:style-name="ch2"/>
        <chart:plot-area chart:style-name="ch3" svg:x="0.514cm" svg:y="0.179cm" svg:width="21.241cm" svg:height="8.629cm">
          <chart:coordinate-region svg:x="8.256cm" svg:y="0.179cm" svg:width="13.202cm" svg:height="7.903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1" chart:label-cell-address="Sheet1.D1:Sheet1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ccuracy %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– SVM main with no PCA</text:p>
                <draw:g>
                  <svg:desc>Sheet1.A2:Sheet1.A11</svg:desc>
                </draw:g>
              </table:table-cell>
              <table:table-cell office:value-type="float" office:value="97.53">
                <text:p>97.53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V2 – SVM main</text:p>
              </table:table-cell>
              <table:table-cell office:value-type="float" office:value="81.73">
                <text:p>81.73</text:p>
              </table:table-cell>
            </table:table-row>
            <table:table-row>
              <table:table-cell office:value-type="string">
                <text:p>V3 – SVM main with no PCA and no GridSearch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V4 – SVM, rbf kernel, C=5</text:p>
              </table:table-cell>
              <table:table-cell office:value-type="float" office:value="94.07">
                <text:p>94.07</text:p>
              </table:table-cell>
            </table:table-row>
            <table:table-row>
              <table:table-cell office:value-type="string">
                <text:p>V5 – SVM, linear kernel, C=5</text:p>
              </table:table-cell>
              <table:table-cell office:value-type="float" office:value="97.53">
                <text:p>97.53</text:p>
              </table:table-cell>
            </table:table-row>
            <table:table-row>
              <table:table-cell office:value-type="string">
                <text:p>V6 – KNN, k=5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V7 – KNN, k=30</text:p>
              </table:table-cell>
              <table:table-cell office:value-type="float" office:value="95.06">
                <text:p>95.06</text:p>
              </table:table-cell>
            </table:table-row>
            <table:table-row>
              <table:table-cell office:value-type="string">
                <text:p>V8 – Decision Tree, default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V9 – Decision Tree, tweaked</text:p>
              </table:table-cell>
              <table:table-cell office:value-type="float" office:value="84.15">
                <text:p>84.15</text:p>
              </table:table-cell>
            </table:table-row>
            <table:table-row>
              <table:table-cell office:value-type="string">
                <text:p>V10 – Random Forest</text:p>
              </table:table-cell>
              <table:table-cell office:value-type="float" office:value="97.78">
                <text:p>97.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79cm" svg:height="8.988cm" xlink:href=".." xlink:type="simple" chart:class="chart:bar" chart:style-name="ch1">
        <chart:legend chart:legend-position="end" svg:x="28.766cm" svg:y="3.917cm" style:legend-expansion="high" chart:style-name="ch2"/>
        <chart:plot-area chart:style-name="ch3" svg:x="0.633cm" svg:y="0.179cm" svg:width="27.5cm" svg:height="8.63cm">
          <chart:coordinate-region svg:x="8.375cm" svg:y="0.179cm" svg:width="19.462cm" svg:height="7.90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1" chart:label-cell-address="Sheet1.E1:Sheet1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time
in secon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– SVM main with no PCA</text:p>
                <draw:g>
                  <svg:desc>Sheet1.A2:Sheet1.A11</svg:desc>
                </draw:g>
              </table:table-cell>
              <table:table-cell office:value-type="float" office:value="427.618">
                <text:p>427.618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V2 – SVM main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V3 – SVM main with no PCA and no GridSearch</text:p>
              </table:table-cell>
              <table:table-cell office:value-type="float" office:value="20.943">
                <text:p>20.943</text:p>
              </table:table-cell>
            </table:table-row>
            <table:table-row>
              <table:table-cell office:value-type="string">
                <text:p>V4 – SVM, rbf kernel, C=5</text:p>
              </table:table-cell>
              <table:table-cell office:value-type="float" office:value="14.397">
                <text:p>14.397</text:p>
              </table:table-cell>
            </table:table-row>
            <table:table-row>
              <table:table-cell office:value-type="string">
                <text:p>V5 – SVM, linear kernel, C=5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V6 – KNN, k=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V7 – KNN, k=30</text:p>
              </table:table-cell>
              <table:table-cell office:value-type="float" office:value="2.915">
                <text:p>2.915</text:p>
              </table:table-cell>
            </table:table-row>
            <table:table-row>
              <table:table-cell office:value-type="string">
                <text:p>V8 – Decision Tree, default</text:p>
              </table:table-cell>
              <table:table-cell office:value-type="float" office:value="7.122">
                <text:p>7.122</text:p>
              </table:table-cell>
            </table:table-row>
            <table:table-row>
              <table:table-cell office:value-type="string">
                <text:p>V9 – Decision Tree, tweaked</text:p>
              </table:table-cell>
              <table:table-cell office:value-type="float" office:value="5.856">
                <text:p>5.856</text:p>
              </table:table-cell>
            </table:table-row>
            <table:table-row>
              <table:table-cell office:value-type="string">
                <text:p>V10 – Random Forest</text:p>
              </table:table-cell>
              <table:table-cell office:value-type="float" office:value="29.116">
                <text:p>29.1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